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9c3a4" officeooo:paragraph-rsid="0019c3a4"/>
    </style:style>
    <style:style style:name="P4" style:family="paragraph" style:parent-style-name="Standard">
      <style:text-properties officeooo:rsid="001b18b3" officeooo:paragraph-rsid="001b18b3"/>
    </style:style>
    <style:style style:name="P5" style:family="paragraph" style:parent-style-name="Standard">
      <style:text-properties officeooo:rsid="001b18b3" officeooo:paragraph-rsid="001ceefe"/>
    </style:style>
    <style:style style:name="P6" style:family="paragraph" style:parent-style-name="Standard">
      <style:text-properties officeooo:rsid="001ceefe" officeooo:paragraph-rsid="001ceefe"/>
    </style:style>
    <style:style style:name="P7" style:family="paragraph" style:parent-style-name="Text_20_body">
      <style:text-properties officeooo:rsid="001ceefe" officeooo:paragraph-rsid="001ceefe"/>
    </style:style>
    <style:style style:name="P8" style:family="paragraph" style:parent-style-name="Text_20_body">
      <style:paragraph-properties fo:text-align="center" style:justify-single-word="false"/>
      <style:text-properties officeooo:rsid="001ceefe" officeooo:paragraph-rsid="001ceefe"/>
    </style:style>
    <style:style style:name="P9" style:family="paragraph" style:parent-style-name="Text_20_body">
      <style:text-properties style:text-underline-style="none" officeooo:rsid="001ceefe" officeooo:paragraph-rsid="001ceefe"/>
    </style:style>
    <style:style style:name="P10" style:family="paragraph" style:parent-style-name="Text_20_body">
      <style:text-properties style:text-underline-style="none" officeooo:rsid="001ceefe" officeooo:paragraph-rsid="001d9266"/>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d9266"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text-position="super 58%"/>
    </style:style>
    <style:style style:name="T10" style:family="text">
      <style:text-properties fo:font-size="16pt" fo:font-style="normal" style:text-underline-style="solid" style:text-underline-width="auto" style:text-underline-color="font-color" style:font-size-asian="16pt" style:font-style-asian="normal" style:font-size-complex="16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4"><text:tab/>Dom, now on his feet, speaks first, looks her in the eyes and says, “Hey,” with a goofy grin.</text:p>
      <text:p text:style-name="P4"><text:tab/>After a pause, “What are you stalking me?”</text:p>
      <text:p text:style-name="P4"><text:tab/>Lloyce shouts, “They’re killing me!”</text:p>
      <text:p text:style-name="P4"><text:tab/>Dom says, “No I’m not,” now worried.</text:p>
      <text:p text:style-name="P4"><text:tab/>“That’s what a stalker would say, now isn’t it?” Yunjin half-smiled. <text:s/>She’s clearly joking. Well, sort of.</text:p>
      <text:p text:style-name="P4"><text:tab/>Lloyce says, “Please help!”</text:p>
      <text:p text:style-name="P4"><text:tab/>Yunjin turns back into the store and says, “Lloyce, you gotta calm down.”</text:p>
      <text:p text:style-name="P4"><text:tab/>Dom follows her in.</text:p>
      <text:p text:style-name="P4"><text:tab/>Yunjin says, “She’s really a nice lady, just has some bad days.”</text:p>
      <text:p text:style-name="P4"><text:tab/>The store looks old, but clean. <text:s/>The books are shelved neatly, but there are stacks of books piled high on the long wooden counters that run the length of the store. <text:s/>It’s smells of dust… and a little bit of lemon cleaning solution.</text:p>
      <text:p text:style-name="P4"><text:tab/>“Do you work here?”</text:p>
      <text:p text:style-name="P4"><text:tab/>“Nah, it’s my store.”</text:p>
      <text:p text:style-name="P4"><text:tab/>“Wait really?” She couldn’t be more than 25 or so.</text:p>
      <text:p text:style-name="P4"><text:tab/>Misunderstanding his confusion she says, “I mean, I don’t have employees or anything.” She opens the register and starts counting out the cash in front of him. <text:s/>Dom lets the topic drop. <text:s/>“Really nice place.” </text:p>
      <text:p text:style-name="P4"><text:tab/>“How’s the Wizardry going?” says Yunjin, “Nice to see you’re not dead yet.”</text:p>
      <text:p text:style-name="P4"><text:tab/>“I damn near died this morning. <text:s/>The guy teaching me had me kill a demon this morning in the park.”</text:p>
      <text:p text:style-name="P4"><text:tab/>She doesn’t even look up, “The Mouther? Poor baby. <text:s/>Did it almost whisper you to death?”</text:p>
      <text:p text:style-name="P4"><text:tab/>Dom feels embarassed, maybe sort of mad that she’s mocking him. <text:s/>He’s at a loss for words. <text:s/>“Okay then.” <text:s/>He pauses and looks around the store awkwardly.</text:p>
      <text:p text:style-name="P4"><text:tab/>“<text:span text:style-name="T3">What do you want a trophy?”</text:span></text:p>
      <text:p text:style-name="P4"><text:tab/>“<text:span text:style-name="T3">Chill, I just don’t know any other Wizards to talk about this stuff.”</text:span></text:p>
      <text:p text:style-name="P4"><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5"><text:tab/><text:span text:style-name="T3">Looking away from Yunjin, Dom says, “How did you buy this store?”</text:span></text:p>
      <text:p text:style-name="P5"><text:span text:style-name="T3"><text:tab/>“That’s none of your business.”</text:span></text:p>
      <text:p text:style-name="P5"><text:span text:style-name="T3"><text:tab/>Dom pauses thinking, “Well then… why doo you do it then? <text:s/>Hunt demons I mean.”</text:span></text:p>
      <text:p text:style-name="P5"><text:span text:style-name="T3"><text:tab/>She pauses, “Because I’m good at it. <text:s/>Maybe because I don’t want those Demons wandering around my neighborhood. <text:s/>There are people here who’ll suffer even if they don’t know those things exist.”</text:span></text:p>
      <text:p text:style-name="P5"><text:tab/>“<text:span text:style-name="T3">Well, that’s nice.” He shifts a little and looks aroudn the store.</text:span></text:p>
      <text:p text:style-name="P5"><text:tab/>“<text:span text:style-name="T3">Who’s teaching you?”</text:span></text:p>
      <text:p text:style-name="P5"><text:tab/>“<text:span text:style-name="T3">Guy named Jed. <text:s/>He runs the Cable Car Diner over on Nob Hill.”</text:span></text:p>
      <text:p text:style-name="P5"><text:tab/><text:span text:style-name="T3">She seems to have a fine opinion of Jed. <text:s/>“Did you take the oath? <text:s/>What his again? The Good Man?”</text:span></text:p>
      <text:p text:style-name="P5"><text:tab/>“<text:span text:style-name="T3">Oath?”</text:span></text:p>
      <text:p text:style-name="P5"><text:tab/>“<text:span text:style-name="T3">God, you really are new.”</text:span></text:p>
      <text:p text:style-name="P5"><text:soft-page-break/><text:tab/>“<text:span text:style-name="T3">He told me some rules I need to follow around the diner. <text:s/>Stuff like being nice to customers and stuff.”</text:span></text:p>
      <text:p text:style-name="P5"><text:tab/>“<text:span text:style-name="T3">Nah, it would be something he tells you it’s extremely important to follow. <text:s/>Like, as long as you’re here you must always…”</text:span></text:p>
      <text:p text:style-name="P5"><text:tab/>“<text:span text:style-name="T3">Oh, if someone asks for your help, if it’s within you power, you must help them.”</text:span></text:p>
      <text:p text:style-name="P5"><text:tab/>“<text:span text:style-name="T3">Is that what you were doing over there with Lloyce?”</text:span></text:p>
      <text:p text:style-name="P5"><text:tab/><text:span text:style-name="T3">Dom hadn’t thought about that. “Maybe? She sort of trapped me. I hadn’t really thought of it. <text:s/>What do you mean Oath?”</text:span></text:p>
      <text:p text:style-name="P5"><text:tab/>“<text:span text:style-name="T3">You make an Oath and the longer or more often you keep it, the more things you can do with your magic.”</text:span></text:p>
      <text:p text:style-name="P5"><text:tab/>“<text:span text:style-name="T3">You see, why doesn’t Jed explain stuff like that to me?”</text:span></text:p>
      <text:p text:style-name="P5"><text:tab/><text:span text:style-name="T3">She shruggs, “I’m sure he has his reasons. <text:s/>Jed’s a good guy.”</text:span></text:p>
      <text:p text:style-name="P5"><text:tab/>“<text:span text:style-name="T3">I just want to know as much as I can about all this.”</text:span></text:p>
      <text:p text:style-name="P5"><text:tab/><text:span text:style-name="T3">She thinks for a minute, “Well, you could come meet the Exorcists if you like. <text:s/>They might not explain much, but they won’t hide anything from you at least.”</text:span></text:p>
      <text:p text:style-name="P5"><text:tab/>“<text:span text:style-name="T3">Yea, I’d love that.”</text:span></text:p>
      <text:p text:style-name="P5"><text:tab/>“<text:span text:style-name="T3">Tempest, down in SOMA. <text:s/>You know it?”</text:span></text:p>
      <text:p text:style-name="P5"><text:tab/><text:span text:style-name="T3">He nods.</text:span></text:p>
      <text:p text:style-name="P6"><text:tab/>“See you at 8. <text:s/>They don’t take cash.”</text:p>
      <text:p text:style-name="P6"><text:tab/>Dom returned for his shift at the Cable Car Diner. <text:s/>Jed gives him a look when Dom walks in, but when it doesn’t look like Dom’s ready to talk, he shouts to one of the customers, “Hey, weren’t you looking for Dom, Mrs. Mary?”</text:p>
      <text:p text:style-name="P6"><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6"><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6"><text:tab/>There’s some dead time near the resturaunt’s close. <text:s/>Dom’s leaning against the counter and Jed’s mopping the floor near him, letting Dom relax from the day.</text:p>
      <text:p text:style-name="P6"><text:tab/>“I’m going to meet the Exorcists tonight.”</text:p>
      <text:p text:style-name="P6"><text:tab/>“Okay, be careful. <text:s/>Don’t promise anything.”</text:p>
      <text:p text:style-name="P6"><text:tab/>Dom pauses, “What’s their Oath?”</text:p>
      <text:p text:style-name="P6"><text:tab/>Jed freezes for a second, then continues his cleaning. “Kill Demons.”</text:p>
      <text:p text:style-name="P6"><text:tab/>“What’s wrong with that Oath Jed? <text:s/>Honestly, I want to know.”</text:p>
      <text:p text:style-name="P6"><text:tab/>Jed turns to him. <text:s/>“There’s nothing wrong with them Dom. <text:s/>They’re just… missing the point I think.”</text:p>
      <text:p text:style-name="P6"><text:tab/>“The point of what?”</text:p>
      <text:p text:style-name="P6"><text:tab/>“Of being a Wizard.” He looks around for his words. <text:s/>“Like, what’s the point of gardening?”</text:p>
      <text:p text:style-name="P6"><text:tab/>Dom thinks for a moment and decides this is a trick question. <text:s/>“Is there a point to gardening?”</text:p>
      <text:p text:style-name="P6"><text:tab/>Jed returns to his cleaning. <text:s/>“You don’t think so?”</text:p>
      <text:p text:style-name="P6"><text:tab/>“I don’t know,” Dom says thoughtfully. <text:s/>“To be happy? Maybe it relaxes people?”</text:p>
      <text:p text:style-name="P6"><text:tab/>Jed nods. “Maybe, maybe. <text:s/>There’s a lot to learn from the Exorcists. <text:s/>There are other enclaves in the City too if you want to meet them. <text:s/>Just, you know, be careful what you promise people.”</text:p>
      <text:p text:style-name="P6"><text:tab/>Dom nods. <text:s/>As he’s getting ready to leave, he looks up at Jed. <text:s/>“What’s your Oath?”</text:p>
      <text:p text:style-name="P6"><text:tab/>Jed looks up with an amused look on his face. <text:s/>“Grow nice flowers.”</text:p>
      <text:p text:style-name="P6"><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6"><text:tab/>“Dom! <text:s/>Over here!”</text:p>
      <text:p text:style-name="P6"><text:tab/>As Dom approached the table, a couple looked up to say hello, but most of the table was embroiled in an agruement.</text:p>
      <text:p text:style-name="P6"><text:tab/>“I don’t want the fucking Marina again! <text:s/>If I have one more Drowner follow me home, I’m gonna jump off the nearest building. <text:s/>I swear to God.”</text:p>
      <text:p text:style-name="P6"><text:tab/>“Jesus, Sahil,” said the woman who was not Yunjin.</text:p>
      <text:p text:style-name="P6"><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6"><text:tab/>“Then what? Are we gonna just let them get jumped by those Drowners? <text:s/>It’s actually better for them to follow you home –”</text:p>
      <text:p text:style-name="P6"><text:tab/>“Oh yea? Then give me the Castro! <text:s/>At least I’m sacrificing for the gays then!”</text:p>
      <text:p text:style-name="P6"><text:tab/>The table broke into laughter at that.</text:p>
      <text:p text:style-name="P6"><text:tab/>Riding the laughter, he continued. “Yes! <text:s/>Give me the leather daddies! <text:s/>At least they’ll love me more than you fuckers.”</text:p>
      <text:p text:style-name="P6"><text:tab/>The table rolled with laughter, the tension now gone. <text:s/>One of the guys, somewhere in his 30’s, looks up at Dom.</text:p>
      <text:p text:style-name="P6"><text:tab/>“Hey, I’m Brennan.”</text:p>
      <text:p text:style-name="P6"><text:tab/>“Dom. <text:s/>Yunjin invited me.”</text:p>
      <text:p text:style-name="P6"><text:tab/>Sticking out his hand, “She tells me you’re new. <text:s/>We’re not really a group for newbies. <text:s/>Oh, I’m still glad you’re here though. <text:s/>Good to get your feet under you.”</text:p>
      <text:p text:style-name="P6"><text:tab/>“Maybe he can take the Marina,” said the the other man.</text:p>
      <text:p text:style-name="P6"><text:tab/>“Take a seat Dom. <text:s/>I heard you’re working with Jed at the diner.”</text:p>
      <text:p text:style-name="P6"><text:tab/>“Yea.”</text:p>
      <text:p text:style-name="P6"><text:tab/>“We’re cutting up the city for patrol.”</text:p>
      <text:p text:style-name="P6">[Wow this dialogue is super incoherent.]</text:p>
      <text:p text:style-name="P6"><text:tab/>“Tell me, how’d you get into all this?”</text:p>
      <text:p text:style-name="P6"><text:tab/>“I saw a Wizard out on the street put out a bunch of lights on the street.”<text:line-break/><text:tab/>“Oh, that’s pretty tame all things considering.”</text:p>
      <text:p text:style-name="P6"><text:tab/>“Then I summoned a flame demon and watched it kill someone.”</text:p>
      <text:p text:style-name="P6"><text:tab/>“Surprisingly normal my man. <text:s/>It’s fucked, but that’s the world we live in.”</text:p>
      <text:p text:style-name="P6"><text:tab/> The group went quiet.</text:p>
      <text:p text:style-name="P6"><text:tab/>Yea, I don’t know what he’s about yet, but he’s a straight-up guy. <text:s/>I’ll vouch,” said Yunjin.</text:p>
      <text:p text:style-name="P6"><text:tab/>The group begins to accept him, they’re quite nice, but maybe a little intense. <text:s/></text:p>
      <text:p text:style-name="P6">[I think it’ll be good to cement Yunjin’s philosophy here with her friends. <text:s/>Something about deontological ethics… they’re doing what’s right because you can just <text:span text:style-name="T4">feel </text:span><text:span text:style-name="T6">it in your bones that it’s right. <text:s/>Something like that.</text:span>]</text:p>
      <text:p text:style-name="P6"><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6"><text:tab/>“I felt like a goddamn idiot. <text:s/>So don’t beat yourself up, man.”</text:p>
      <text:p text:style-name="P6"><text:tab/>Just then, they start to notice other people in the bar have been frozen. <text:s/>The Wizards at the table start to slowly freeze like a video played at an increasingly slower speed. <text:s/>They panic for a moment, but all fall together quickly.</text:p>
      <text:p text:style-name="P6"><text:tab/>“It’s a Raider Maxine. <text:s/>Get us out of here.”</text:p>
      <text:p text:style-name="P6"><text:tab/>Maxine, a bob-cut quiet girl with a sort of dreamy personality takes a deep breath and the lights start to flicker in the bar.</text:p>
      <text:p text:style-name="P6"><text:tab/>Dom notices, too late, that the others at the table were drawing in power as well. <text:s/>Yunjin looks panicked at him and, just before she vanishes, says, “Dom, you need to draw.”</text:p>
      <text:p text:style-name="P6"><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6">[The Magician scene is the inspiration here, in case I need to remember that. &lt;3]</text:p>
      <text:p text:style-name="P6"><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6"><text:tab/>“Why run?” says the man. <text:s/>“Roaches are always caught in the end. You’re all just Roaches in the end. Scattering when I kick your rock, squealing when I when I so much as look your way.”</text:p>
      <text:p text:style-name="P6"><text:tab/>Yunjin grabs Sahil by the collar. “We can’t leave Dom!”</text:p>
      <text:p text:style-name="P6"><text:tab/>Sahil pulls out a pen from his coat pocket and clicks it. <text:s/>Reaching out his hand, he basically force pushes the suit away.</text:p>
      <text:p text:style-name="P6"><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6"><text:tab/>Yunjin closes her eyes and lets herself fade awway with everyone else.</text:p>
      <text:p text:style-name="P6"><text:tab/>“Sorry.”</text:p>
      <text:p text:style-name="P6"><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6"><text:tab/>“Where are your friends going? <text:s/>They haven’t even taught you how to drop out of planes?”</text:p>
      <text:p text:style-name="P6"><text:tab/>Dom desperately tries to find the River through the blood in his eyes.</text:p>
      <text:p text:style-name="P6"><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6"><text:soft-page-break/><text:tab/>Still screaming inside, Dom looks to the floor, but he can’t see the River because of the blood in his eyes.</text:p>
      <text:p text:style-name="P6"><text:tab/>“Poor child, I don’t see your focus anywhere either. <text:s/>Nowhere for you to go…”</text:p>
      <text:p text:style-name="P6"><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6"><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6"><text:tab/>Dome hears Yunjin’s voice and fells the wwund on his face. <text:s/>Then pain. <text:s/>As Dom is screaming and rolling on the ground, he grabs his face only to find that he’s completely fine.</text:p>
      <text:p text:style-name="P6"><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6"><text:tab/>Staring at his hand, Dom finds a way to calm down. <text:s/>He puts his hands all over his face.</text:p>
      <text:p text:style-name="P6"><text:tab/>“You’re okay now, Dom.” She puts her hands all over his face, she grabs his ears, she aggressively presses his cheeks. <text:s/>“You’re okay.”</text:p>
      <text:p text:style-name="Horizontal_20_Line"/>
      <text:p text:style-name="P7"><text:tab/>“What the fuck was that! <text:s/>He tried to pull us back through!” said Brennan.</text:p>
      <text:p text:style-name="P7"><text:tab/>Maxine is bleeding out of her nose, but relaxing at the table. <text:s/>Her domain is a very proper-looking gothic mansion. <text:s/>Dom notices that he’s wearing a suit – he kind of looks like a butler. <text:s/>Everyone else is dressed like an 20<text:span text:style-name="T9">th</text:span> century Edgar Allen Poe character, complete with top hats and corsets. <text:s/>On the table, there’s a chess board with a stop clock next to it. <text:s/>She wipes the blood from her nose.</text:p>
      <text:p text:style-name="P7"><text:tab/>“That was anotehr Wizard. <text:s/>I could feel his presence reaching into my doman. <text:s/>I’ve never seen a demon do that.”</text:p>
      <text:p text:style-name="P7"><text:tab/>Yunjin, still helping Dom to his feet, says, “He looked like he was from the Magocracy.”</text:p>
      <text:p text:style-name="P7"><text:tab/>“Why would the suits come for <text:span text:style-name="T4">us</text:span><text:span text:style-name="T8">? We havent’ done anything against them – hell, we work for that miserable bastards.”</text:span></text:p>
      <text:p text:style-name="P7"><text:span text:style-name="T8"><text:tab/>Dom moves to the table and, with this eyes closed to fight off nausea says, “He said he was going to make me an example for… my friends? <text:s/>I think he meant you guys.”</text:span></text:p>
      <text:p text:style-name="P7"><text:span text:style-name="T8"><text:tab/>Sahil turns to him, “An example? <text:s/>What did he use for a focus?”<text:line-break/><text:tab/>Dom shot an exasperated look at Sahil. <text:s/>“What the fuck is a focus? <text:s/>Why doesn’t anyone explain this shit to me!”</text:span></text:p>
      <text:p text:style-name="P7"><text:span text:style-name="T8"><text:tab/>“When he used his magic, what did he touch?”</text:span></text:p>
      <text:p text:style-name="P7"><text:span text:style-name="T8"><text:tab/>Dom thought for a second. <text:s/>“His watch. <text:s/>He turned the face before he tried to pull you back.”</text:span></text:p>
      <text:p text:style-name="P7"><text:span text:style-name="T8"><text:tab/>Yunjin turned to Sahil with a concerned look. <text:s/>“The Choir?” <text:s/>The group looked unsettled. <text:s/>“Why would they come for us?”</text:span></text:p>
      <text:p text:style-name="P7"><text:soft-page-break/><text:span text:style-name="T8"><text:tab/>Dom looked around the table. <text:s/>“Who’s that?”</text:span></text:p>
      <text:p text:style-name="P7"><text:span text:style-name="T8"><text:tab/>Yunjin says, “They’re just another enclave like we are. <text:s/>The Exorcists, The Shepherds, The Eternal Choir…”</text:span></text:p>
      <text:p text:style-name="P7"><text:span text:style-name="T8"><text:tab/>“Well, they’re a lot older of an enclave than we are. <text:s/>Also they control most of the city, so there’s that.”<text:line-break/><text:tab/>“We don’t bother them is my point,” Yunjin said. <text:s/>“They’re religious nuts, but they’re fine if you leave them alone.”</text:span></text:p>
      <text:p text:style-name="P7"><text:span text:style-name="T8"><text:tab/>[This is where the set-up for the climax of the story happens… I have no idea what this needs to be, but it will make itself clear. Believe in the process buddy &lt;3]</text:span></text:p>
      <text:p text:style-name="P8"><text:span text:style-name="T8"><text:tab/></text:span><text:span text:style-name="T10">HUGE REWRITE HERE</text:span></text:p>
      <text:p text:style-name="P9"><text:span text:style-name="T6"><text:tab/>“Wait, didn’t Jed tell you something about something big going down in the city with the lesser enclaves?” said Yunjin.</text:span></text:p>
      <text:p text:style-name="P9"><text:span text:style-name="T6"><text:tab/>“He said that the Magocracy was reviewing a rule-change today. <text:s/>Some government bullshit.”</text:span></text:p>
      <text:p text:style-name="P9"><text:span text:style-name="T6"><text:tab/>“A rule change! You didn’t say that before!”</text:span></text:p>
      <text:p text:style-name="P9"><text:span text:style-name="T6"><text:tab/>Dom closed his eyes in frustration. <text:s/>“So, the Magrocacy is meeting; no big deal. <text:s/>Dom, why are you even bringing this up? <text:s/>But the instant it’s a rule change? Oh my god! The world’s ending! <text:s/>How am I supposed to keep up with this shit?”</text:span></text:p>
      <text:p text:style-name="P9"><text:span text:style-name="T6"><text:tab/>Sahil looks around to the group. <text:s/>“We have to get to the Senate.”</text:span></text:p>
      <text:p text:style-name="P9"><text:span text:style-name="T6"><text:tab/>Brennan looks shocked. <text:s/>“We have to get the fuck out of the here then. <text:s/>They’re trying to keep us out of the vote.”</text:span></text:p>
      <text:p text:style-name="P9"><text:span text:style-name="T6"><text:tab/>Maxine looked calm now that she’d learned <text:s/>they’d almost been assassinated. <text:s/>“What do they think we’re going to push?”</text:span></text:p>
      <text:p text:style-name="P9"><text:span text:style-name="T6"><text:tab/>“Yea, what power do they think we have over the Senate?” Sahil said still staring at Brennan.</text:span></text:p>
      <text:p text:style-name="P9"><text:span text:style-name="T6"><text:tab/>“Do you think they just missed a majority vote for something by just a couple of people, so they’re killing some of the younger enclaves and hoping it scares the others into staying away from the vote.”</text:span></text:p>
      <text:p text:style-name="P9"><text:span text:style-name="T6"><text:tab/>“Which is why – ”</text:span></text:p>
      <text:p text:style-name="P9"><text:span text:style-name="T6"><text:tab/>“Which is why we should run Sahil,” Brennan continued. <text:s/>“The only reason we didn’t get flayed alive is Maxine’s freakishly strong domain scape.”</text:span></text:p>
      <text:p text:style-name="P9"><text:span text:style-name="T6"><text:tab/>Dom looked over to Max, who was pouring herself a cup of tea. <text:s/></text:span><text:span text:style-name="T7">Upon hearing her name, she looks up from pouring her tea. <text:s/>“What can I say – I have a rich inner life.”</text:span></text:p>
      <text:p text:style-name="P9"><text:span text:style-name="T7"><text:tab/>“They’re underestimating us Brennan! <text:s/>Now’s the time!” [Huh?]</text:span></text:p>
      <text:p text:style-name="P9"><text:span text:style-name="T7"><text:tab/>Brennan looked over to Yunjin. <text:s/>“What do you think?”</text:span></text:p>
      <text:p text:style-name="P9"><text:span text:style-name="T7"><text:tab/>“I am purely spite-driven at this point. <text:s/>Let’s go fuck ‘em up.”</text:span></text:p>
      <text:p text:style-name="P9"><text:soft-page-break/><text:span text:style-name="T7"><text:tab/>Maxine passed them their tea cups.</text:span></text:p>
      <text:p text:style-name="P9"><text:span text:style-name="T7"><text:tab/>“Do you mean attend the Senate session?”</text:span></text:p>
      <text:p text:style-name="P9"><text:span text:style-name="T7"><text:tab/>“Yea, after we kill a couple of them.”</text:span></text:p>
      <text:p text:style-name="P9"><text:span text:style-name="T7"><text:tab/>Brennan looked exhasperated at the group. <text:s/>“That guy fucking stopped time guys! <text:s/>We’re not gonna stand a chance!”</text:span></text:p>
      <text:p text:style-name="P9"><text:span text:style-name="T7"><text:tab/>“We can warn the other enclaves in the city about the Choir,” said Dom, finally catching up. <text:s/>“If they’re trying to skew a vote by killing people, they’re just going to go to some other enclave that doesn’t have a Maxine to protect them.”</text:span></text:p>
      <text:p text:style-name="P9"><text:span text:style-name="T7"><text:tab/>“My ego is exploding,” said Max to no one in particular.</text:span></text:p>
      <text:p text:style-name="P9"><text:span text:style-name="T7"><text:tab/>“Shit! <text:s/>You’re right Dom. <text:s/>I have to go get my brother, guys.” <text:s/>Sahil stood and removed his pen from his jacket pocket.</text:span></text:p>
      <text:p text:style-name="P9"><text:span text:style-name="T7"><text:tab/>“Brennan, you dated that guy from the Iron Pact, right?”</text:span></text:p>
      <text:p text:style-name="P9"><text:span text:style-name="T7"><text:tab/>“Yea?”<text:line-break/><text:tab/>“Go warn them. <text:s/>We’ll meet up at the park when you’re done.”</text:span></text:p>
      <text:p text:style-name="P9"><text:span text:style-name="T7"><text:tab/>“I have a list to visit too,” said Yunjin. <text:s/>She looked over at Dom. <text:s/>“I don’t suppose you can phase yet?”</text:span></text:p>
      <text:p text:style-name="P9"><text:span text:style-name="T7"><text:tab/>Dom shook his head.</text:span></text:p>
      <text:p text:style-name="P9"><text:span text:style-name="T7"><text:tab/>“That’s first on the list to teach you then, but I’ll drop you off at Jed’s. <text:s/>We still need you with us for the Senate tonight, but maybe Jed will come if you ask.”</text:span></text:p>
      <text:p text:style-name="P10"><text:span text:style-name="T7"><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span></text:p>
      <text:p text:style-name="P10"><text:span text:style-name="T7"><text:tab/>Yunjin took Dom by the hand. <text:s/>“Let’s go.”</text:span></text:p>
      <text:p text:style-name="P10"><text:span text:style-name="T7"><text:tab/>“It’s really frustrating not being able to help,” said Dom as Yunjin’s domain flickered in and out like she was flicking through channels on a T.V. <text:s/>Each tim the rolling grass field with that beautiful tree disappears, they’re in a new place in the city.</text:span></text:p>
      <text:p text:style-name="P10"><text:span text:style-name="T7"><text:tab/>“I know Dom, but you can’t help being new.”</text:span></text:p>
      <text:p text:style-name="P10"><text:span text:style-name="T7"><text:tab/>After a silence, Dom looked at Yunjin’s hand in his. <text:s/>“I like your nails.”</text:span></text:p>
      <text:p text:style-name="P10"><text:span text:style-name="T7"><text:tab/>“What?” The channel-skipping stopped for a second, then resumed.</text:span></text:p>
      <text:p text:style-name="P10"><text:span text:style-name="T7"><text:tab/>“You nails look nice…”</text:span></text:p>
      <text:p text:style-name="P10"><text:span text:style-name="T7"><text:tab/>“You’re holding hands with a <text:s/>pretty girl and the best you got is ‘your nail polish is cool?’”</text:span></text:p>
      <text:p text:style-name="P10"><text:span text:style-name="T7"><text:tab/>“I’m just saying what I feel.” Dom laughed. <text:s/>“What do you want from me?”</text:span></text:p>
      <text:p text:style-name="P10"><text:soft-page-break/><text:span text:style-name="T7"><text:tab/>“I don’t know, man. <text:s/>If you’re gonna hit on me at least say something manlier.”</text:span></text:p>
      <text:p text:style-name="P10"><text:span text:style-name="T7"><text:tab/>Dom thought for a moment. <text:s/>“Damn girl, you got a fat ass.”</text:span></text:p>
      <text:p text:style-name="P10"><text:span text:style-name="T7"><text:tab/>Yunjin choked and the channel flicking stopped. <text:s/>They were standing in the middle of a coffee shop, between a small table with someone working on their laptop and wall covered in plants. <text:s/></text:span></text:p>
      <text:p text:style-name="P10"><text:span text:style-name="T7"><text:tab/>“Jesus, Dom,” she said, clearly still deciding whether or not to be offended. <text:s/>The young woman at the table looked up at them, scrunching her eyebrows and turning to look at the door.</text:span></text:p>
      <text:p text:style-name="P10"><text:span text:style-name="T7"><text:tab/>Dom shot her a playful grin. <text:s/>“Too far?”</text:span></text:p>
      <text:p text:style-name="P10"><text:span text:style-name="T7"><text:tab/>Yunjin stared into his eyes, looking for a hint of mockery or sarcasm. <text:s/>Then, finding none, she turned away and channel flicking began again. <text:s/>“I’ve been working out.”</text:span></text:p>
      <text:p text:style-name="P10"><text:span text:style-name="T7"><text:tab/>The two of them appeared before Jed’s diner and Yunjin let go of Dom’s hand.</text:span></text:p>
      <text:p text:style-name="P10"><text:span text:style-name="T7"><text:tab/>“See you at the Senate,” said Yunjin, “and be careful. <text:s/>Please.”</text:span></text:p>
      <text:p text:style-name="P10"><text:span text:style-name="T7"><text:tab/>“I will.” Dom smiled at Yunjin. <text:s/>He turned and squinted through the window of the cable car resturaunt. <text:s/>“I see Jed. <text:s/>Good luck, Yunjin.”</text:span></text:p>
      <text:p text:style-name="P10"><text:span text:style-name="T7"><text:tab/>“Bye,” Yunjin said, then vanished.</text:span></text:p>
      <text:p text:style-name="P10"><text:span text:style-name="T7"><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span></text:p>
      <text:p text:style-name="P10"><text:span text:style-name="T7"><text:tab/>Dom paused at the door and slow, purposefully, began to step away from the diner.</text:span></text:p>
      <text:p text:style-name="P10"><text:span text:style-name="T7"><text:tab/>The woman spoke, her eyes still locked on Jed’s. <text:s/>“Actually, why don’t you come in Mr. Dominic? <text:s/>There’s much for us all to discuss.”</text:span></text:p>
      <text:p text:style-name="P10"><text:span text:style-name="T7"><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span></text:p>
      <text:p text:style-name="P10"><text:span text:style-name="T7"><text:tab/>“ – out of this, Laura,” said Jed in a harsh whisper.</text:span></text:p>
      <text:p text:style-name="P10"><text:span text:style-name="T7"><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span></text:p>
      <text:p text:style-name="P10"><text:span text:style-name="T7"><text:tab/>“Don’t stare Dom, it’s rude,” said Jed.</text:span></text:p>
      <text:p text:style-name="P10"><text:span text:style-name="T7"><text:tab/>Dom averted his gaze, thinking back to his recent stay in Maxine’s domain. <text:s/>Were they in his woman’s domain? <text:s/>He searched for the River beneath the diner. <text:s/>It was still there, flowing powerfully as Jed channeled it. <text:s/>He looked around the diner.</text:span></text:p>
      <text:p text:style-name="P10"><text:span text:style-name="T7"><text:tab/>“Apologies for my ward. <text:s/>I should teach him better manners,” Jed said while sippig his coffee.</text:span></text:p>
      <text:p text:style-name="P10"><text:soft-page-break/><text:span text:style-name="T7"><text:tab/>“I am gracious enough to forgive him,” said Mrs. Gault. <text:s/>“What do you say Jedidiah? <text:s/>It would greatly honor me if you could just,” she placed her teacup firmly on its saucer, “stay home today.”</text:span></text:p>
      <text:p text:style-name="P10"><text:span text:style-name="T7"><text:tab/></text:span><text:span text:style-name="T5">Teacup? </text:span><text:span text:style-name="T7">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10"><text:span text:style-name="T7"><text:tab/></text:span><text:span text:style-name="T5">Wait, coffee?</text:span></text:p>
      <text:p text:style-name="P10"><text:span text:style-name="T5"><text:tab/></text:span><text:span text:style-name="T7">“I’m glad you’re enjoying the coffee anyhow.”</text:span></text:p>
      <text:p text:style-name="P10"><text:span text:style-name="T7"><text:tab/>Mrs. Gault’s face twisted into a frown. <text:s/>“I hate coffee,” she said pushing her cup away from her. <text:s/>It was coffee again, Dom could see.</text:span></text:p>
      <text:p text:style-name="P10"><text:span text:style-name="T7"><text:tab/>“I would love to get you something else.”</text:span></text:p>
      <text:p text:style-name="P10"><text:span text:style-name="T7"><text:tab/>“Answer my question Jedidiah,” she snapped.</text:span></text:p>
      <text:p text:style-name="P10"><text:span text:style-name="T7"><text:tab/>“I won’t disrespect another to just to show you respect.”</text:span></text:p>
      <text:p text:style-name="P10"><text:span text:style-name="T7"><text:tab/>Jed broke eye contact for a split second to glance at the corner of the room. <text:s/>With that glance, Dom saw many of the store decorations change from pink and black doilies to the tacky toy cable cars and “I Heart SF” postcards that ususally decorated the store.</text:span></text:p>
      <text:p text:style-name="P10"><text:span text:style-name="T7"><text:tab/></text:span><text:span text:style-name="T5">Had those been like that when he walked in?</text:span></text:p>
      <text:p text:style-name="P10"><text:span text:style-name="T5"><text:tab/></text:span><text:span text:style-name="T7">“Jedidiah, you don’t even care about the Magocracy. <text:s/>You don’t even want to go, do you?”</text:span></text:p>
      <text:p text:style-name="P10"><text:span text:style-name="T7"><text:tab/>Jed looked confused. <text:s/>“You know that’s not true Laura.”</text:span></text:p>
      <text:p text:style-name="P10"><text:span text:style-name="T7"><text:tab/>Dom watched as the wood of the counter [lol what] they were sitting at began to subtly change color from a natural brown to a very tidy bone white. <text:s/>He saw the River Jed was channeling begins to abate a bit. </text:span></text:p>
      <text:p text:style-name="P10"><text:span text:style-name="T7"><text:tab/>Instintively, he reached out to the River to channeland make up for Jed’s slack. <text:s/>As he drew in, Dom witnessed small threads crossing all around the shop. <text:s/>It looked like a spider had been at the store for years. [Lol what?] <text:s/>The threads crossed all over the dinere and, at every end, Dom could see they were connected to something… wrong.</text:span></text:p>
      <text:p text:style-name="P10"><text:span text:style-name="T7"><text:tab/>“Come on Jedidiah, how can you say that?” <text:s/>She reached out to take her coffee… her teacup again. <text:s/>Dome watched as a new spider thread reached out to the cup and, just before she picked it up,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1-30T03:41:47.927205077</dc:date>
    <meta:editing-duration>P2DT12H30M2S</meta:editing-duration>
    <meta:editing-cycles>5</meta:editing-cycles>
    <meta:generator>LibreOffice/7.6.4.1$Linux_X86_64 LibreOffice_project/60$Build-1</meta:generator>
    <meta:document-statistic meta:table-count="0" meta:image-count="0" meta:object-count="0" meta:page-count="13" meta:paragraph-count="238" meta:word-count="7930" meta:character-count="43038" meta:non-whitespace-character-count="34664"/>
  </office:meta>
</office:document-meta>
</file>